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Nested Functions</text:p>
      <text:p text:style-name="P2"><text:a xlink:type="simple" xlink:href="../DungeonCraftHelp.html">DungeonCraft Help Home</text:a></text:p>
      <text:p text:style-name="P2">This feature is very much unlike 'C'. <text:s/>GPDL functions can be nested and the nested functions (unlike local variables) can be accessed from anywhere in your program. <text:s/>For example:</text:p>
      <text:p text:style-name="Preformatted_20_Text"><text:s text:c="2"/>$FUNC <text:s/>hyptsqu (x , y) <text:s/>// Square of hypotenuse</text:p>
      <text:p text:style-name="Preformatted_20_Text"><text:s text:c="2"/>{</text:p>
      <text:p text:style-name="Preformatted_20_Text"><text:s text:c="4"/>$VARIABLE temp;</text:p>
      <text:p text:style-name="Preformatted_20_Text"><text:s text:c="4"/>$FUNC <text:s/>square ( k )</text:p>
      <text:p text:style-name="Preformatted_20_Text"><text:s text:c="4"/>{</text:p>
      <text:p text:style-name="Preformatted_20_Text"><text:s text:c="6"/>$RETURN $TIMES ( k, k );</text:p>
      <text:p text:style-name="Preformatted_20_Text"><text:s text:c="4"/>} square ;</text:p>
      <text:p text:style-name="Preformatted_20_Text"><text:s text:c="4"/>$RETURN $PLUS(square(x), square(y));</text:p>
      <text:p text:style-name="Preformatted_20_Text"><text:s text:c="2"/>} hyptsqu ;</text:p>
      <text:p text:style-name="Preformatted_20_Text"><text:s text:c="2"/>$FUNC <text:s/>sqP1 <text:s/>( x ) <text:s/>// x ** 2 + 1</text:p>
      <text:p text:style-name="Preformatted_20_Text"><text:s text:c="2"/>{ <text:s text:c="2"/>// Square of x plus 1</text:p>
      <text:p text:style-name="Preformatted_20_Text"/>
      <text:p text:style-name="Preformatted_20_Text"><text:s text:c="4"/>$RETURN $PLUS(1, hyptsqu@square(x));</text:p>
      <text:p text:style-name="Preformatted_20_Text"><text:s text:c="2"/>} sqP1 ;</text:p>
      <text:p text:style-name="P2">Notice that:</text:p>
      <text:p text:style-name="P4">function 'square' is nested inside function 'hyptsqu'</text:p>
      <text:p text:style-name="P4">unction 'hyptsqu' references function 'square' as you would expect</text:p>
      <text:p text:style-name="P4">function 'sqP1' can access 'square' from the 'outside'</text:p>
      <text:p text:style-name="P2">The function names are defined in nested dictionaries. <text:s/>When a name such as a@b@c is encountered the search begins by looking for 'a' in the local dictionary and working outward (upward?). <text:s/>When a find is made then the search for 'b' starts in the context of 'a'. <text:s/>Etc.</text:p>
      <text:p text:style-name="P2">In the case of hyptsqu@square, referenced in sqP1, things proceed as follows:</text:p>
      <text:p text:style-name="P5">Look for hyptsqu in sqP1. <text:s/>No find.</text:p>
      <text:p text:style-name="P5">Look for hyptsqu in next outer function, namely 'root'</text:p>
      <text:p text:style-name="P5">hyptsqu found in root. <text:s/>Start looking for square in hyptsqu.</text:p>
      <text:p text:style-name="P5">Find successful.</text:p>
      <text:p text:style-name="P2">In order for this to work, it is necessary for nested functions to be unable to reference formal parameters of outer functions. <text:s/>This is because the outer function may never have been called! <text:s/>In the example, 'square' cannot reference the formal parameter 'x' in the function hyptsqu.</text:p>
      <text:p text:style-name="P2">For the same reason, nested functions cannot reference local variables in outer functions. <text:s/>'square' cannot reference 'temp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16:28</meta:creation-date>
    <meta:generator>OpenOffice.org/3.2$Win32 OpenOffice.org_project/320m12$Build-9483</meta:generator>
    <meta:editing-cycles>2</meta:editing-cycles>
    <meta:editing-duration>PT00H04M03S</meta:editing-duration>
    <dc:title>Nested Functions</dc:title>
    <dc:date>2010-05-09T19:14:20.32</dc:date>
    <dc:creator>Paul Stevens</dc:creator>
    <meta:document-statistic meta:table-count="0" meta:image-count="0" meta:object-count="0" meta:page-count="1" meta:paragraph-count="28" meta:word-count="270" meta:character-count="1634"/>
  </office:meta>
</office:document-meta>
</file>